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WW8Num10">
      <style:paragraph-properties fo:text-align="justify" style:justify-single-word="false"/>
      <style:text-properties fo:language="pl" fo:country="PL" officeooo:rsid="000d296f" officeooo:paragraph-rsid="001fbe4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language="pl" fo:country="PL" officeooo:paragraph-rsid="001fbe4e"/>
    </style:style>
    <style:style style:name="T1" style:family="text">
      <style:text-properties officeooo:rsid="000ece21"/>
    </style:style>
    <style:style style:name="T2" style:family="text">
      <style:text-properties officeooo:rsid="000d296f"/>
    </style:style>
    <style:style style:name="T3" style:family="text">
      <style:text-properties officeooo:rsid="001fb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Funkcjonalności</text:span> „<text:span text:style-name="T2">Martial DB”</text:span>:</text:p>
      <text:list xml:id="list417107735102228256" text:style-name="WW8Num10">
        <text:list-item>
          <text:p text:style-name="P1">wglądu w dane osobowe Adeptów za pomocą komputera, telefonu lub tabletu (za pośrednictwem przeglądarki internetowej) z dowolnego miejsca o dowolnej porze</text:p>
        </text:list-item>
        <text:list-item>
          <text:p text:style-name="P1">zarządzania danymi osobowymi Adeptów, w tym dodawania, modyfikowania i usuwania danych</text:p>
        </text:list-item>
        <text:list-item>
          <text:p text:style-name="P1">dodawania, modyfikowania i usuwania danych Grup, w tym definiowania dni zajęciowych i przydziału Adeptów do poszczególnych Grup</text:p>
        </text:list-item>
        <text:list-item>
          <text:p text:style-name="P1">łatwego wydruku (PDF) zestawienia Grup w postaci listy do sprawdzania obecności na Zajęciach</text:p>
        </text:list-item>
        <text:list-item>
          <text:p text:style-name="P1">łatwego wydruku (PDF) zestawienia Grup w postaci listy do śledzenia miesięcznych opłat za Zajęcia oraz różne dodatkowe składki</text:p>
        </text:list-item>
        <text:list-item>
          <text:p text:style-name="P1">dodawania, modyfikowania, usuwania i wydruku (PDF) danych o <text:span text:style-name="T1">O</text:span>bozach/<text:span text:style-name="T1">Z</text:span>grupowaniach treningowych <text:span text:style-name="T1">oraz Egzaminach </text:span>organizowanych przez Szkołę lub poszczególne Sekcj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549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819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089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359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629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89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16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439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7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20:57:13.037407903</meta:creation-date>
    <dc:date>2016-04-08T20:57:52.422760109</dc:date>
    <meta:editing-duration>P0D</meta:editing-duration>
    <meta:editing-cycles>1</meta:editing-cycles>
    <meta:document-statistic meta:table-count="0" meta:image-count="0" meta:object-count="0" meta:page-count="1" meta:paragraph-count="7" meta:word-count="107" meta:character-count="781" meta:non-whitespace-character-count="687"/>
    <meta:generator>LibreOffice/4.2.8.2$Linux_X86_64 LibreOffice_project/420m0$Build-2</meta:generator>
  </office:meta>
</office:document-meta>
</file>